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4563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1.15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Runtime results of schubertPolynomial() on 32-bit machine with optimized ArrayBuffer algorithm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Length</text:p>
          </table:table-cell>
          <table:table-cell office:value-type="string">
            <text:p>Time (microsec)</text:p>
          </table:table-cell>
          <table:table-cell office:value-type="string">
            <text:p>Time (hours)</text:p>
          </table:table-cell>
          <table:table-cell office:value-type="string">
            <text:p>Log(time)</text:p>
          </table:table-cell>
          <table:table-cell office:value-type="string">
            <text:p>AB Length</text:p>
          </table:table-cell>
          <table:table-cell office:value-type="string">
            <text:p>AB Mem (Gb)</text:p>
          </table:table-cell>
          <table:table-cell office:value-type="string">
            <text:p>Terms</text:p>
          </table:table-cell>
          <table:table-cell office:value-type="string">
            <text:p>Terms Mem (Gb)</text:p>
          </table:table-cell>
          <table:table-cell office:value-type="string">
            <text:p>Pct. Unique terms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LOG([.C5])" office:value-type="float" office:value="0.698970004336019">
            <text:p>0.698970004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5]/[.F5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LOG([.C6])" office:value-type="float" office:value="0.778151250383644">
            <text:p>0.77815125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6]/[.F6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LOG([.C7])" office:value-type="float" office:value="0.845098040014257">
            <text:p>0.845098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7]/[.F7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LOG([.C8])" office:value-type="float" office:value="0.778151250383644">
            <text:p>0.77815125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8]/[.F8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LOG([.C9])" office:value-type="float" office:value="0.903089986991943">
            <text:p>0.90308998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9]/[.F9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LOG([.C10])" office:value-type="float" office:value="0.954242509439325">
            <text:p>0.954242509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10]/[.F10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table:formula="of:=LOG([.C11])" office:value-type="float" office:value="1.25527250510331">
            <text:p>1.255272505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H11]/[.F11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/>
          <table:table-cell table:formula="of:=LOG([.C12])" office:value-type="float" office:value="1.94448267215017">
            <text:p>1.9444826722</text:p>
          </table:table-cell>
          <table:table-cell office:value-type="float" office:value="30">
            <text:p>30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.H12]/[.F12]" office:value-type="percentage" office:value="0.866666666666667">
            <text:p>86.67%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895">
            <text:p>895</text:p>
          </table:table-cell>
          <table:table-cell/>
          <table:table-cell table:formula="of:=LOG([.C13])" office:value-type="float" office:value="2.95182303531591">
            <text:p>2.9518230353</text:p>
          </table:table-cell>
          <table:table-cell office:value-type="float" office:value="330">
            <text:p>330</text:p>
          </table:table-cell>
          <table:table-cell/>
          <table:table-cell office:value-type="float" office:value="200">
            <text:p>200</text:p>
          </table:table-cell>
          <table:table-cell/>
          <table:table-cell table:formula="of:=[.H13]/[.F13]" office:value-type="percentage" office:value="0.606060606060606">
            <text:p>60.61%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5918">
            <text:p>5918</text:p>
          </table:table-cell>
          <table:table-cell/>
          <table:table-cell table:formula="of:=LOG([.C14])" office:value-type="float" office:value="3.77217496082461">
            <text:p>3.7721749608</text:p>
          </table:table-cell>
          <table:table-cell office:value-type="float" office:value="1925">
            <text:p>1925</text:p>
          </table:table-cell>
          <table:table-cell/>
          <table:table-cell office:value-type="float" office:value="809">
            <text:p>809</text:p>
          </table:table-cell>
          <table:table-cell/>
          <table:table-cell table:formula="of:=[.H14]/[.F14]" office:value-type="percentage" office:value="0.42025974025974">
            <text:p>42.03%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5496">
            <text:p>35496</text:p>
          </table:table-cell>
          <table:table-cell/>
          <table:table-cell table:formula="of:=LOG([.C15])" office:value-type="float" office:value="4.5501794157085">
            <text:p>4.5501794157</text:p>
          </table:table-cell>
          <table:table-cell office:value-type="float" office:value="8008">
            <text:p>8008</text:p>
          </table:table-cell>
          <table:table-cell/>
          <table:table-cell office:value-type="float" office:value="2371">
            <text:p>2371</text:p>
          </table:table-cell>
          <table:table-cell/>
          <table:table-cell table:formula="of:=[.H15]/[.F15]" office:value-type="percentage" office:value="0.296078921078921">
            <text:p>29.61%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80854">
            <text:p>280854</text:p>
          </table:table-cell>
          <table:table-cell/>
          <table:table-cell table:formula="of:=LOG([.C16])" office:value-type="float" office:value="5.4484806135978">
            <text:p>5.4484806136</text:p>
          </table:table-cell>
          <table:table-cell office:value-type="float" office:value="26754">
            <text:p>26754</text:p>
          </table:table-cell>
          <table:table-cell/>
          <table:table-cell office:value-type="float" office:value="5701">
            <text:p>5701</text:p>
          </table:table-cell>
          <table:table-cell/>
          <table:table-cell table:formula="of:=[.H16]/[.F16]" office:value-type="percentage" office:value="0.213089631456978">
            <text:p>21.31%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70971">
            <text:p>2070971</text:p>
          </table:table-cell>
          <table:table-cell table:formula="of:=([.C17])/(360*1000000)" office:value-type="float" office:value="0.00575269722222222">
            <text:p>0.0057526972</text:p>
          </table:table-cell>
          <table:table-cell table:formula="of:=LOG([.C17])" office:value-type="float" office:value="6.31617401746991">
            <text:p>6.3161740175</text:p>
          </table:table-cell>
          <table:table-cell office:value-type="float" office:value="460404">
            <text:p>460404</text:p>
          </table:table-cell>
          <table:table-cell table:formula="of:=[.F17]*8/1000000000" office:value-type="float" office:value="0.003683232">
            <text:p>0.003683232</text:p>
          </table:table-cell>
          <table:table-cell office:value-type="float" office:value="49299">
            <text:p>49299</text:p>
          </table:table-cell>
          <table:table-cell table:formula="of:=[.H17]*12/1000000000" office:value-type="float" office:value="0.000591588">
            <text:p>0.000591588</text:p>
          </table:table-cell>
          <table:table-cell table:formula="of:=[.H17]/[.F17]" office:value-type="percentage" office:value="0.107077696979175">
            <text:p>10.71%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7302106">
            <text:p>117302106</text:p>
          </table:table-cell>
          <table:table-cell table:formula="of:=([.C18])/(360*1000000)" office:value-type="float" office:value="0.325839183333333">
            <text:p>0.3258391833</text:p>
          </table:table-cell>
          <table:table-cell table:formula="of:=LOG([.C18])" office:value-type="float" office:value="8.06930580935311">
            <text:p>8.0693058094</text:p>
          </table:table-cell>
          <table:table-cell office:value-type="float" office:value="18609309">
            <text:p>18609309</text:p>
          </table:table-cell>
          <table:table-cell table:formula="of:=[.F18]*8/1000000000" office:value-type="float" office:value="0.148874472">
            <text:p>0.148874472</text:p>
          </table:table-cell>
          <table:table-cell office:value-type="float" office:value="374357">
            <text:p>374357</text:p>
          </table:table-cell>
          <table:table-cell table:formula="of:=[.H18]*12/1000000000" office:value-type="float" office:value="0.004492284">
            <text:p>0.004492284</text:p>
          </table:table-cell>
          <table:table-cell table:formula="of:=[.H18]/[.F18]" office:value-type="percentage" office:value="0.0201166523700584">
            <text:p>2.01%</text:p>
          </table:table-cell>
          <table:table-cell/>
        </table:table-row>
        <table:table-row table:style-name="ro1">
          <table:table-cell/>
          <table:table-cell table:formula="of:=[.B18]+1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LOG([.C21])" office:value-type="float" office:value="0.602059991327962">
            <text:p>0.60205999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21]/[.F21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LOG([.C22])" office:value-type="float" office:value="0.602059991327962">
            <text:p>0.60205999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22]/[.F22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LOG([.C23])" office:value-type="float" office:value="0.698970004336019">
            <text:p>0.698970004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23]/[.F23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LOG([.C24])" office:value-type="float" office:value="0.778151250383644">
            <text:p>0.77815125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24]/[.F24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LOG([.C25])" office:value-type="float" office:value="0.954242509439325">
            <text:p>0.954242509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H25]/[.F25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/>
          <table:table-cell table:formula="of:=LOG([.C26])" office:value-type="float" office:value="1.49136169383427">
            <text:p>1.4913616938</text:p>
          </table:table-cell>
          <table:table-cell office:value-type="float" office:value="14">
            <text:p>14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H26]/[.F26]" office:value-type="percentage" office:value="0.928571428571429">
            <text:p>92.86%</text:p>
          </table:table-cell>
          <table:table-cell table:formula="of:=LOG(LOG([.J25]/[.J26]; 2); 2)" office:value-type="float" office:value="-3.225461068253">
            <text:p>-3.225461068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/>
          <table:table-cell table:formula="of:=LOG([.C27])" office:value-type="float" office:value="2.04532297878666">
            <text:p>2.0453229788</text:p>
          </table:table-cell>
          <table:table-cell office:value-type="float" office:value="40">
            <text:p>40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[.H27]/[.F27]" office:value-type="percentage" office:value="0.85">
            <text:p>85.00%</text:p>
          </table:table-cell>
          <table:table-cell table:formula="of:=LOG(LOG([.J26]/[.J27]; 2); 2)" office:value-type="float" office:value="-2.97086463356735">
            <text:p>-2.970864633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44">
            <text:p>344</text:p>
          </table:table-cell>
          <table:table-cell/>
          <table:table-cell table:formula="of:=LOG([.C28])" office:value-type="float" office:value="2.53655844257153">
            <text:p>2.5365584426</text:p>
          </table:table-cell>
          <table:table-cell office:value-type="float" office:value="90">
            <text:p>90</text:p>
          </table:table-cell>
          <table:table-cell/>
          <table:table-cell office:value-type="float" office:value="70">
            <text:p>70</text:p>
          </table:table-cell>
          <table:table-cell/>
          <table:table-cell table:formula="of:=[.H28]/[.F28]" office:value-type="percentage" office:value="0.777777777777778">
            <text:p>77.78%</text:p>
          </table:table-cell>
          <table:table-cell table:formula="of:=LOG(LOG([.J27]/[.J28]; 2); 2)" office:value-type="float" office:value="-2.96460327142388">
            <text:p>-2.964603271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216">
            <text:p>2216</text:p>
          </table:table-cell>
          <table:table-cell/>
          <table:table-cell table:formula="of:=LOG([.C29])" office:value-type="float" office:value="3.34556975605639">
            <text:p>3.3455697561</text:p>
          </table:table-cell>
          <table:table-cell office:value-type="float" office:value="769">
            <text:p>769</text:p>
          </table:table-cell>
          <table:table-cell/>
          <table:table-cell office:value-type="float" office:value="497">
            <text:p>497</text:p>
          </table:table-cell>
          <table:table-cell/>
          <table:table-cell table:formula="of:=[.H29]/[.F29]" office:value-type="percentage" office:value="0.64629388816645">
            <text:p>64.63%</text:p>
          </table:table-cell>
          <table:table-cell table:formula="of:=LOG(LOG([.J28]/[.J29]; 2); 2)" office:value-type="float" office:value="-1.90418267337728">
            <text:p>-1.904182673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1350">
            <text:p>31350</text:p>
          </table:table-cell>
          <table:table-cell/>
          <table:table-cell table:formula="of:=LOG([.C30])" office:value-type="float" office:value="4.49623754516674">
            <text:p>4.4962375452</text:p>
          </table:table-cell>
          <table:table-cell office:value-type="float" office:value="12445">
            <text:p>12445</text:p>
          </table:table-cell>
          <table:table-cell/>
          <table:table-cell office:value-type="float" office:value="5301">
            <text:p>5301</text:p>
          </table:table-cell>
          <table:table-cell/>
          <table:table-cell table:formula="of:=[.H30]/[.F30]" office:value-type="percentage" office:value="0.425954198473282">
            <text:p>42.60%</text:p>
          </table:table-cell>
          <table:table-cell table:formula="of:=LOG(LOG([.J29]/[.J30]; 2); 2)" office:value-type="float" office:value="-0.733382453963228">
            <text:p>-0.73338245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42332">
            <text:p>542332</text:p>
          </table:table-cell>
          <table:table-cell/>
          <table:table-cell table:formula="of:=LOG([.C31])" office:value-type="float" office:value="5.73426523049743">
            <text:p>5.7342652305</text:p>
          </table:table-cell>
          <table:table-cell office:value-type="float" office:value="101325">
            <text:p>101325</text:p>
          </table:table-cell>
          <table:table-cell/>
          <table:table-cell office:value-type="float" office:value="27946">
            <text:p>27946</text:p>
          </table:table-cell>
          <table:table-cell/>
          <table:table-cell table:formula="of:=[.H31]/[.F31]" office:value-type="percentage" office:value="0.275805576116457">
            <text:p>27.58%</text:p>
          </table:table-cell>
          <table:table-cell table:formula="of:=LOG(LOG([.J30]/[.J31]; 2); 2)" office:value-type="float" office:value="-0.673355235207079">
            <text:p>-0.673355235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922762">
            <text:p>3922762</text:p>
          </table:table-cell>
          <table:table-cell table:formula="of:=([.C32])/(360*1000000)" office:value-type="float" office:value="0.0108965611111111">
            <text:p>0.0108965611</text:p>
          </table:table-cell>
          <table:table-cell table:formula="of:=LOG([.C32])" office:value-type="float" office:value="6.59359195961508">
            <text:p>6.5935919596</text:p>
          </table:table-cell>
          <table:table-cell office:value-type="float" office:value="566118">
            <text:p>566118</text:p>
          </table:table-cell>
          <table:table-cell table:formula="of:=[.F32]*8/1000000000" office:value-type="float" office:value="0.004528944">
            <text:p>0.004528944</text:p>
          </table:table-cell>
          <table:table-cell office:value-type="float" office:value="102782">
            <text:p>102782</text:p>
          </table:table-cell>
          <table:table-cell table:formula="of:=[.H32]*12/1000000000" office:value-type="float" office:value="0.001233384">
            <text:p>0.001233384</text:p>
          </table:table-cell>
          <table:table-cell table:formula="of:=[.H32]/[.F32]" office:value-type="percentage" office:value="0.181555788722492">
            <text:p>18.16%</text:p>
          </table:table-cell>
          <table:table-cell table:formula="of:=LOG(LOG([.J31]/[.J32]; 2); 2)" office:value-type="float" office:value="-0.729199120597221">
            <text:p>-0.729199120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2794321">
            <text:p>92794321</text:p>
          </table:table-cell>
          <table:table-cell table:formula="of:=([.C33])/(360*1000000)" office:value-type="float" office:value="0.257762002777778">
            <text:p>0.2577620028</text:p>
          </table:table-cell>
          <table:table-cell table:formula="of:=LOG([.C33])" office:value-type="float" office:value="7.96752139826809">
            <text:p>7.9675213983</text:p>
          </table:table-cell>
          <table:table-cell office:value-type="float" office:value="13754316">
            <text:p>13754316</text:p>
          </table:table-cell>
          <table:table-cell table:formula="of:=[.F33]*8/1000000000" office:value-type="float" office:value="0.110034528">
            <text:p>0.110034528</text:p>
          </table:table-cell>
          <table:table-cell office:value-type="float" office:value="724389">
            <text:p>724389</text:p>
          </table:table-cell>
          <table:table-cell table:formula="of:=[.H33]*12/1000000000" office:value-type="float" office:value="0.008692668">
            <text:p>0.008692668</text:p>
          </table:table-cell>
          <table:table-cell table:formula="of:=[.H33]/[.F33]" office:value-type="percentage" office:value="0.0526663048893162">
            <text:p>5.27%</text:p>
          </table:table-cell>
          <table:table-cell table:formula="of:=LOG(LOG([.J32]/[.J33]; 2); 2)" office:value-type="float" office:value="0.836296445384591">
            <text:p>0.8362964454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Estimated</text:p>
          </table:table-cell>
          <table:table-cell table:formula="of:=[.B34]+1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formula="of:=LOG([.C37])" office:value-type="float" office:value="0.954242509439325">
            <text:p>0.954242509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37]/[.F37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table:formula="of:=[.B37]+1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LOG([.C38])" office:value-type="float" office:value="0.954242509439325">
            <text:p>0.954242509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38]/[.F38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table:formula="of:=[.B38]+1"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LOG([.C39])" office:value-type="float" office:value="0.903089986991943">
            <text:p>0.903089987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H39]/[.F39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table:formula="of:=[.B39]+1"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table:formula="of:=LOG([.C40])" office:value-type="float" office:value="1.04139268515823">
            <text:p>1.041392685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H40]/[.F40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table:formula="of:=[.B40]+1" office:value-type="float" office:value="6">
            <text:p>6</text:p>
          </table:table-cell>
          <table:table-cell office:value-type="float" office:value="28">
            <text:p>28</text:p>
          </table:table-cell>
          <table:table-cell/>
          <table:table-cell table:formula="of:=LOG([.C41])" office:value-type="float" office:value="1.44715803134222">
            <text:p>1.4471580313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H41]/[.F41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table:formula="of:=[.B41]+1" office:value-type="float" office:value="7">
            <text:p>7</text:p>
          </table:table-cell>
          <table:table-cell office:value-type="float" office:value="76">
            <text:p>76</text:p>
          </table:table-cell>
          <table:table-cell/>
          <table:table-cell table:formula="of:=LOG([.C42])" office:value-type="float" office:value="1.88081359228079">
            <text:p>1.8808135923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.H42]/[.F42]" office:value-type="percentage" office:value="1">
            <text:p>100.00%</text:p>
          </table:table-cell>
          <table:table-cell/>
        </table:table-row>
        <table:table-row table:style-name="ro1">
          <table:table-cell/>
          <table:table-cell table:formula="of:=[.B42]+1" office:value-type="float" office:value="8">
            <text:p>8</text:p>
          </table:table-cell>
          <table:table-cell office:value-type="float" office:value="426">
            <text:p>426</text:p>
          </table:table-cell>
          <table:table-cell/>
          <table:table-cell table:formula="of:=LOG([.C43])" office:value-type="float" office:value="2.62940959910272">
            <text:p>2.6294095991</text:p>
          </table:table-cell>
          <table:table-cell office:value-type="float" office:value="170">
            <text:p>170</text:p>
          </table:table-cell>
          <table:table-cell/>
          <table:table-cell office:value-type="float" office:value="156">
            <text:p>156</text:p>
          </table:table-cell>
          <table:table-cell/>
          <table:table-cell table:formula="of:=[.H43]/[.F43]" office:value-type="percentage" office:value="0.917647058823529">
            <text:p>91.76%</text:p>
          </table:table-cell>
          <table:table-cell table:formula="of:=LOG(LOG([.J42]/[.J43]; 2); 2)" office:value-type="float" office:value="-3.01171925065698">
            <text:p>-3.0117192507</text:p>
          </table:table-cell>
        </table:table-row>
        <table:table-row table:style-name="ro1">
          <table:table-cell/>
          <table:table-cell table:formula="of:=[.B43]+1" office:value-type="float" office:value="9">
            <text:p>9</text:p>
          </table:table-cell>
          <table:table-cell office:value-type="float" office:value="2028">
            <text:p>2028</text:p>
          </table:table-cell>
          <table:table-cell/>
          <table:table-cell table:formula="of:=LOG([.C44])" office:value-type="float" office:value="3.3070679506613">
            <text:p>3.3070679507</text:p>
          </table:table-cell>
          <table:table-cell office:value-type="float" office:value="646">
            <text:p>646</text:p>
          </table:table-cell>
          <table:table-cell/>
          <table:table-cell office:value-type="float" office:value="542">
            <text:p>542</text:p>
          </table:table-cell>
          <table:table-cell/>
          <table:table-cell table:formula="of:=[.H44]/[.F44]" office:value-type="percentage" office:value="0.839009287925697">
            <text:p>83.90%</text:p>
          </table:table-cell>
          <table:table-cell table:formula="of:=LOG(LOG([.J43]/[.J44]; 2); 2)" office:value-type="float" office:value="-2.95173483723372">
            <text:p>-2.9517348372</text:p>
          </table:table-cell>
        </table:table-row>
        <table:table-row table:style-name="ro1">
          <table:table-cell/>
          <table:table-cell table:formula="of:=[.B44]+1" office:value-type="float" office:value="10">
            <text:p>10</text:p>
          </table:table-cell>
          <table:table-cell office:value-type="float" office:value="21943">
            <text:p>21943</text:p>
          </table:table-cell>
          <table:table-cell/>
          <table:table-cell table:formula="of:=LOG([.C45])" office:value-type="float" office:value="4.34129600311007">
            <text:p>4.3412960031</text:p>
          </table:table-cell>
          <table:table-cell office:value-type="float" office:value="7429">
            <text:p>7429</text:p>
          </table:table-cell>
          <table:table-cell/>
          <table:table-cell office:value-type="float" office:value="4705">
            <text:p>4705</text:p>
          </table:table-cell>
          <table:table-cell/>
          <table:table-cell table:formula="of:=[.H45]/[.F45]" office:value-type="percentage" office:value="0.633328846412707">
            <text:p>63.33%</text:p>
          </table:table-cell>
          <table:table-cell table:formula="of:=LOG(LOG([.J44]/[.J45]; 2); 2)" office:value-type="float" office:value="-1.30140103907934">
            <text:p>-1.3014010391</text:p>
          </table:table-cell>
        </table:table-row>
        <table:table-row table:style-name="ro1">
          <table:table-cell/>
          <table:table-cell table:formula="of:=[.B45]+1" office:value-type="float" office:value="11">
            <text:p>11</text:p>
          </table:table-cell>
          <table:table-cell office:value-type="float" office:value="235240">
            <text:p>235240</text:p>
          </table:table-cell>
          <table:table-cell/>
          <table:table-cell table:formula="of:=LOG([.C46])" office:value-type="float" office:value="5.37151117073">
            <text:p>5.3715111707</text:p>
          </table:table-cell>
          <table:table-cell office:value-type="float" office:value="45885">
            <text:p>45885</text:p>
          </table:table-cell>
          <table:table-cell/>
          <table:table-cell office:value-type="float" office:value="22095">
            <text:p>22095</text:p>
          </table:table-cell>
          <table:table-cell/>
          <table:table-cell table:formula="of:=[.H46]/[.F46]" office:value-type="percentage" office:value="0.481529911735861">
            <text:p>48.15%</text:p>
          </table:table-cell>
          <table:table-cell table:formula="of:=LOG(LOG([.J45]/[.J46]; 2); 2)" office:value-type="float" office:value="-1.33887294199178">
            <text:p>-1.338872942</text:p>
          </table:table-cell>
        </table:table-row>
        <table:table-row table:style-name="ro1">
          <table:table-cell/>
          <table:table-cell table:formula="of:=[.B46]+1" office:value-type="float" office:value="12">
            <text:p>12</text:p>
          </table:table-cell>
          <table:table-cell office:value-type="float" office:value="3064082">
            <text:p>3064082</text:p>
          </table:table-cell>
          <table:table-cell table:formula="of:=([.C47])/(360*1000000)" office:value-type="float" office:value="0.00851133888888889">
            <text:p>0.0085113389</text:p>
          </table:table-cell>
          <table:table-cell table:formula="of:=LOG([.C47])" office:value-type="float" office:value="6.48630038356859">
            <text:p>6.4863003836</text:p>
          </table:table-cell>
          <table:table-cell office:value-type="float" office:value="920460">
            <text:p>920460</text:p>
          </table:table-cell>
          <table:table-cell/>
          <table:table-cell office:value-type="float" office:value="191698">
            <text:p>191698</text:p>
          </table:table-cell>
          <table:table-cell/>
          <table:table-cell table:formula="of:=[.H47]/[.F47]" office:value-type="percentage" office:value="0.208263259674511">
            <text:p>20.83%</text:p>
          </table:table-cell>
          <table:table-cell table:formula="of:=LOG(LOG([.J46]/[.J47]; 2); 2)" office:value-type="float" office:value="0.274073246020291">
            <text:p>0.274073246</text:p>
          </table:table-cell>
        </table:table-row>
        <table:table-row table:style-name="ro1">
          <table:table-cell office:value-type="string">
            <text:p>Estimated</text:p>
          </table:table-cell>
          <table:table-cell table:formula="of:=[.B47]+1" office:value-type="float" office:value="13">
            <text:p>13</text:p>
          </table:table-cell>
          <table:table-cell office:value-type="float" office:value="46570260">
            <text:p>46570260</text:p>
          </table:table-cell>
          <table:table-cell table:formula="of:=([.C48])/(360*1000000)" office:value-type="float" office:value="0.129361833333333">
            <text:p>0.1293618333</text:p>
          </table:table-cell>
          <table:table-cell table:formula="of:=LOG([.C48])" office:value-type="float" office:value="7.66810866258917">
            <text:p>7.6681086626</text:p>
          </table:table-cell>
          <table:table-cell office:value-type="float" office:value="9304650">
            <text:p>9304650</text:p>
          </table:table-cell>
          <table:table-cell table:formula="of:=[.F48]*8/1000000000" office:value-type="float" office:value="0.0744372">
            <text:p>0.0744372</text:p>
          </table:table-cell>
          <table:table-cell office:value-type="float" office:value="477234">
            <text:p>477234</text:p>
          </table:table-cell>
          <table:table-cell table:formula="of:=[.H48]*12/1000000000" office:value-type="float" office:value="0.005726808">
            <text:p>0.005726808</text:p>
          </table:table-cell>
          <table:table-cell table:formula="of:=[.H48]/[.F48]" office:value-type="percentage" office:value="0.051289838951492">
            <text:p>5.13%</text:p>
          </table:table-cell>
          <table:table-cell table:formula="of:=LOG(LOG([.J47]/[.J48]; 2); 2)" office:value-type="float" office:value="1.01554281732347">
            <text:p>1.0155428173</text:p>
          </table:table-cell>
        </table:table-row>
        <table:table-row table:style-name="ro1">
          <table:table-cell office:value-type="string">
            <text:p>Estimated</text:p>
          </table:table-cell>
          <table:table-cell table:formula="of:=[.B48]+1" office:value-type="float" office:value="14">
            <text:p>14</text:p>
          </table:table-cell>
          <table:table-cell table:formula="of:=ROUND(10^[.E49])" office:value-type="float" office:value="1000000000">
            <text:p>1000000000</text:p>
          </table:table-cell>
          <table:table-cell table:formula="of:=([.C49])/(360*1000000)" office:value-type="float" office:value="2.77777777777778">
            <text:p>2.7777777778</text:p>
          </table:table-cell>
          <table:table-cell office:value-type="float" office:value="9">
            <text:p>9</text:p>
          </table:table-cell>
          <table:table-cell table:formula="of:=10^8" office:value-type="float" office:value="100000000">
            <text:p>100000000</text:p>
          </table:table-cell>
          <table:table-cell table:formula="of:=[.F49]*8/1000000000" office:value-type="float" office:value="0.8">
            <text:p>0.8</text:p>
          </table:table-cell>
          <table:table-cell table:formula="of:=ROUND([.J49]*[.F49])" office:value-type="float" office:value="1282246">
            <text:p>1282246</text:p>
          </table:table-cell>
          <table:table-cell table:formula="of:=[.H49]*12/1000000000" office:value-type="float" office:value="0.015386952">
            <text:p>0.015386952</text:p>
          </table:table-cell>
          <table:table-cell table:formula="of:=[.J48]/2^(2^[.K49])" office:value-type="percentage" office:value="0.012822459737873">
            <text:p>1.28%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timated</text:p>
          </table:table-cell>
          <table:table-cell table:formula="of:=[.B49]+1" office:value-type="float" office:value="15">
            <text:p>15</text:p>
          </table:table-cell>
          <table:table-cell table:formula="of:=ROUND(10^[.E50])" office:value-type="float" office:value="63095734448">
            <text:p>63095734448</text:p>
          </table:table-cell>
          <table:table-cell table:formula="of:=([.C50])/(360*1000000)" office:value-type="float" office:value="175.265929022222">
            <text:p>175.2659290222</text:p>
          </table:table-cell>
          <table:table-cell office:value-type="float" office:value="10.8">
            <text:p>10.8</text:p>
          </table:table-cell>
          <table:table-cell table:formula="of:=5*10^9" office:value-type="float" office:value="5000000000">
            <text:p>5000000000</text:p>
          </table:table-cell>
          <table:table-cell table:formula="of:=[.F50]*8/1000000000" office:value-type="float" office:value="40">
            <text:p>40</text:p>
          </table:table-cell>
          <table:table-cell table:formula="of:=ROUND([.J50]*[.F50])" office:value-type="float" office:value="4007019">
            <text:p>4007019</text:p>
          </table:table-cell>
          <table:table-cell table:formula="of:=[.H50]*12/1000000000" office:value-type="float" office:value="0.048084228">
            <text:p>0.048084228</text:p>
          </table:table-cell>
          <table:table-cell table:formula="of:=[.J49]/2^(2^[.K50])" office:value-type="percentage" office:value="0.000801403733617062">
            <text:p>0.08%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stimated</text:p>
          </table:table-cell>
          <table:table-cell table:formula="of:=[.B50]+1" office:value-type="float" office:value="16">
            <text:p>16</text:p>
          </table:table-cell>
          <table:table-cell table:formula="of:=ROUND(10^[.E51])" office:value-type="float" office:value="6309573444802">
            <text:p>6309573444802</text:p>
          </table:table-cell>
          <table:table-cell table:formula="of:=([.C51])/(360*1000000)" office:value-type="float" office:value="17526.5929022278">
            <text:p>17526.5929022278</text:p>
          </table:table-cell>
          <table:table-cell office:value-type="float" office:value="12.8">
            <text:p>12.8</text:p>
          </table:table-cell>
          <table:table-cell table:formula="of:=3*10^11" office:value-type="float" office:value="300000000000">
            <text:p>300000000000</text:p>
          </table:table-cell>
          <table:table-cell table:formula="of:=[.F51]*8/1000000000" office:value-type="float" office:value="2400">
            <text:p>2400</text:p>
          </table:table-cell>
          <table:table-cell table:formula="of:=ROUND([.J51]*[.F51])" office:value-type="float" office:value="15026320">
            <text:p>15026320</text:p>
          </table:table-cell>
          <table:table-cell table:formula="of:=[.H51]*12/1000000000" office:value-type="float" office:value="0.18031584">
            <text:p>0.18031584</text:p>
          </table:table-cell>
          <table:table-cell table:formula="of:=[.J50]/2^(2^[.K51])" office:value-type="percentage" office:value="0.0000500877333510664">
            <text:p>0.01%</text:p>
          </table:table-cell>
          <table:table-cell office:value-type="float" office:value="2">
            <text:p>2</text:p>
          </table:table-cell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3-12T09:24:02</meta:creation-date>
    <dc:date>2014-03-12T11:13:20</dc:date>
    <dc:creator>user </dc:creator>
    <meta:editing-duration>PT1H44M41S</meta:editing-duration>
    <meta:editing-cycles>7</meta:editing-cycles>
    <meta:generator>LibreOffice/4.0.2.2$Linux_x86 LibreOffice_project/400m0$Build-2</meta:generator>
    <meta:document-statistic meta:table-count="1" meta:cell-count="313" meta:object-count="0"/>
  </office:meta>
</office:document-meta>
</file>